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fo:font-style="normal" style:text-underline-style="none" style:font-size-asian="12pt" style:font-style-asian="normal" style:font-size-complex="12pt" style:font-style-complex="normal"/>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paragraph-properties fo:text-align="center" style:justify-single-word="false"/>
      <style:text-properties fo:font-size="12pt" fo:language="fr" fo:country="FR" officeooo:rsid="0001aeb3" officeooo:paragraph-rsid="0001aeb3" style:font-size-asian="12pt" style:font-size-complex="12pt"/>
    </style:style>
    <style:style style:name="P4" style:family="paragraph" style:parent-style-name="Standard">
      <style:paragraph-properties fo:text-align="justify" style:justify-single-word="false"/>
      <style:text-properties fo:font-size="12pt" fo:language="fr" fo:country="FR" style:text-underline-style="none" style:font-size-asian="12pt" style:font-size-complex="12pt"/>
    </style:style>
    <style:style style:name="P5" style:family="paragraph" style:parent-style-name="Standard">
      <style:paragraph-properties fo:text-align="justify" style:justify-single-word="false"/>
      <style:text-properties fo:font-size="14pt" fo:language="fr" fo:country="FR" fo:font-style="normal" style:text-underline-style="none" style:font-size-asian="14pt" style:font-style-asian="normal" style:font-size-complex="14pt" style:font-style-complex="normal"/>
    </style:style>
    <style:style style:name="P6" style:family="paragraph" style:parent-style-name="Standard">
      <style:paragraph-properties fo:text-align="justify" style:justify-single-word="false"/>
      <style:text-properties fo:language="fr" fo:country="FR"/>
    </style:style>
    <style:style style:name="P7" style:family="paragraph" style:parent-style-name="Standard">
      <style:paragraph-properties fo:text-align="center" style:justify-single-word="false"/>
      <style:text-properties fo:font-size="10pt" fo:language="fr" fo:country="FR" officeooo:paragraph-rsid="0001aeb3" style:font-size-asian="10pt" style:font-size-complex="10pt"/>
    </style:style>
    <style:style style:name="P8" style:family="paragraph" style:parent-style-name="Standard">
      <style:paragraph-properties fo:text-align="center" style:justify-single-word="false"/>
      <style:text-properties fo:font-size="10pt" fo:language="fr" fo:country="FR" officeooo:rsid="0001aeb3" officeooo:paragraph-rsid="0001aeb3" style:font-size-asian="10pt" style:font-size-complex="10pt"/>
    </style:style>
    <style:style style:name="P9" style:family="paragraph" style:parent-style-name="Standard">
      <style:paragraph-properties fo:text-align="justify" style:justify-single-word="false"/>
      <style:text-properties fo:font-size="12pt" fo:language="fr" fo:country="FR" fo:font-style="normal" style:text-underline-style="none" style:font-size-asian="12pt" style:font-style-asian="normal" style:font-size-complex="12pt" style:font-style-complex="normal"/>
    </style:style>
    <style:style style:name="P10" style:family="paragraph" style:parent-style-name="Text_20_body">
      <style:paragraph-properties fo:text-align="start" style:justify-single-word="false"/>
      <style:text-properties fo:font-weight="bold" officeooo:rsid="0001aeb3" officeooo:paragraph-rsid="0002f0df" style:font-weight-asian="bold" style:font-weight-complex="bold"/>
    </style:style>
    <style:style style:name="P11" style:family="paragraph" style:parent-style-name="Text_20_body">
      <style:paragraph-properties fo:text-align="justify" style:justify-single-word="false"/>
      <style:text-properties fo:font-weight="bold" officeooo:rsid="0001aeb3" officeooo:paragraph-rsid="0002f0df" style:font-weight-asian="bold" style:font-weight-complex="bold"/>
    </style:style>
    <style:style style:name="P12" style:family="paragraph" style:parent-style-name="Text_20_body">
      <style:paragraph-properties fo:text-align="center" style:justify-single-word="false"/>
      <style:text-properties fo:font-weight="bold" officeooo:rsid="0001aeb3" officeooo:paragraph-rsid="0002f0df" style:font-weight-asian="bold" style:font-weight-complex="bold"/>
    </style:style>
    <style:style style:name="P13" style:family="paragraph" style:parent-style-name="Text_20_body">
      <style:paragraph-properties fo:text-align="justify" style:justify-single-word="false"/>
      <style:text-properties officeooo:rsid="0001aeb3"/>
    </style:style>
    <style:style style:name="P14" style:family="paragraph" style:parent-style-name="Text_20_body">
      <style:paragraph-properties fo:text-align="justify" style:justify-single-word="false"/>
      <style:text-properties officeooo:rsid="0001aeb3" officeooo:paragraph-rsid="0002f0df"/>
    </style:style>
    <style:style style:name="P15" style:family="paragraph" style:parent-style-name="Text_20_body">
      <style:text-properties officeooo:rsid="000839fd" officeooo:paragraph-rsid="000839fd"/>
    </style:style>
    <style:style style:name="P16" style:family="paragraph" style:parent-style-name="Text_20_body">
      <style:text-properties fo:color="#cc0000" fo:font-size="48pt" fo:font-weight="bold" officeooo:rsid="000839fd" officeooo:paragraph-rsid="000839fd" style:font-size-asian="48pt" style:font-weight-asian="bold" style:font-size-complex="48pt" style:font-weight-complex="bold"/>
    </style:style>
    <style:style style:name="P17" style:family="paragraph" style:parent-style-name="Heading_20_1">
      <style:text-properties style:font-name="Arial" fo:font-weight="bold" style:font-weight-asian="bold" style:font-weight-complex="bold"/>
    </style:style>
    <style:style style:name="P18" style:family="paragraph" style:parent-style-name="Heading_20_1">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01aeb3" style:font-style-asian="normal" style:font-style-complex="normal"/>
    </style:style>
    <style:style style:name="T4" style:family="text">
      <style:text-properties fo:font-style="normal" style:text-underline-style="none" officeooo:rsid="0002c7c5" style:font-style-asian="normal" style:font-style-complex="normal"/>
    </style:style>
    <style:style style:name="T5" style:family="text">
      <style:text-properties fo:font-style="normal" style:text-underline-style="none" officeooo:rsid="0009dd72"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33% 58%" fo:font-style="normal" style:text-underline-style="none" style:font-style-asian="normal" style:font-style-complex="normal"/>
    </style:style>
    <style:style style:name="T8" style:family="text">
      <style:text-properties fo:font-size="12pt" fo:font-style="normal" style:text-underline-style="none" style:font-size-asian="12pt" style:font-style-asian="normal" style:font-size-complex="12pt" style:font-style-complex="normal"/>
    </style:style>
    <style:style style:name="T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size="12pt" fo:language="fr" fo:country="FR" fo:font-style="normal" style:text-underline-style="none" style:font-size-asian="12pt" style:font-style-asian="normal" style:font-size-complex="12pt" style:font-style-complex="normal"/>
    </style:style>
    <style:style style:name="T11" style:family="text">
      <style:text-properties fo:font-weight="bold" style:font-weight-asian="bold" style:font-weight-complex="bold"/>
    </style:style>
    <style:style style:name="T12" style:family="text">
      <style:text-properties fo:font-weight="bold" officeooo:rsid="0002caa7" style:font-weight-asian="bold" style:font-weight-complex="bold"/>
    </style:style>
    <style:style style:name="T13" style:family="text">
      <style:text-properties fo:font-style="italic" style:text-underline-style="none" officeooo:rsid="0002c7c5" style:font-style-asian="italic" style:font-style-complex="italic"/>
    </style:style>
    <style:style style:name="T14" style:family="text">
      <style:text-properties officeooo:rsid="0002caa7"/>
    </style:style>
    <style:style style:name="T15" style:family="text">
      <style:text-properties fo:language="fr" fo:country="FR"/>
    </style:style>
    <style:style style:name="T16" style:family="text">
      <style:text-properties fo:language="fr" fo:country="FR" officeooo:rsid="0002c7c5"/>
    </style:style>
    <style:style style:name="T17" style:family="text">
      <style:text-properties fo:language="fr" fo:country="FR" fo:font-weight="bold" officeooo:rsid="0002c7c5" style:font-weight-asian="bold" style:font-weight-complex="bold"/>
    </style:style>
    <style:style style:name="T18" style:family="text">
      <style:text-properties fo:language="fr" fo:country="FR" fo:font-weight="bold" officeooo:rsid="0007485b" style:font-weight-asian="bold" style:font-weight-complex="bold"/>
    </style:style>
    <style:style style:name="T19" style:family="text">
      <style:text-properties fo:language="fr" fo:country="FR" fo:font-weight="normal" officeooo:rsid="0002c7c5" style:font-weight-asian="normal" style:font-weight-complex="normal"/>
    </style:style>
    <style:style style:name="T20" style:family="text">
      <style:text-properties fo:language="fr" fo:country="FR" officeooo:rsid="0002caa7"/>
    </style:style>
    <style:style style:name="T21" style:family="text">
      <style:text-properties fo:language="fr" fo:country="FR" officeooo:rsid="0007485b"/>
    </style:style>
    <style:style style:name="T22" style:family="text">
      <style:text-properties style:font-name="Times New Roman1" officeooo:rsid="0002caa7"/>
    </style:style>
    <style:style style:name="T23" style:family="text">
      <style:text-properties style:font-name="Times New Roman1" officeooo:rsid="0002f0df"/>
    </style:style>
    <style:style style:name="T24" style:family="text">
      <style:text-properties style:font-name="Times New Roman1" fo:font-weight="normal" officeooo:rsid="0002f0df" style:font-weight-asian="normal" style:font-weight-complex="normal"/>
    </style:style>
    <style:style style:name="T25" style:family="text">
      <style:text-properties style:font-name="Times New Roman1" fo:font-weight="normal" officeooo:rsid="00046694" style:font-weight-asian="normal" style:font-weight-complex="normal"/>
    </style:style>
    <style:style style:name="T26" style:family="text">
      <style:text-properties style:font-name="Times New Roman1" fo:font-weight="normal" officeooo:rsid="0004b061" style:font-weight-asian="normal" style:font-weight-complex="normal"/>
    </style:style>
    <style:style style:name="T27" style:family="text">
      <style:text-properties style:font-name="Times New Roman1" fo:font-weight="normal" officeooo:rsid="00057e32" style:font-weight-asian="normal" style:font-weight-complex="normal"/>
    </style:style>
    <style:style style:name="T28" style:family="text">
      <style:text-properties style:font-name="Times New Roman1" officeooo:rsid="00057e32"/>
    </style:style>
    <style:style style:name="T29" style:family="text">
      <style:text-properties style:font-name="Times New Roman" officeooo:rsid="0002f0df"/>
    </style:style>
    <style:style style:name="T30" style:family="text">
      <style:text-properties style:font-name="Times New Roman" fo:font-weight="normal" officeooo:rsid="0002f0df" style:font-weight-asian="normal" style:font-weight-complex="normal"/>
    </style:style>
    <style:style style:name="T31" style:family="text">
      <style:text-properties officeooo:rsid="0004b061"/>
    </style:style>
    <style:style style:name="T32" style:family="text">
      <style:text-properties style:font-name="Arial"/>
    </style:style>
    <style:style style:name="T33" style:family="text">
      <style:text-properties style:font-name="Arial" fo:font-weight="bold" style:font-weight-asian="bold" style:font-weight-complex="bold"/>
    </style:style>
    <style:style style:name="T34" style:family="text">
      <style:text-properties style:font-name="Arial" fo:font-weight="normal" style:font-weight-asian="normal" style:font-weight-complex="normal"/>
    </style:style>
    <style:style style:name="T35" style:family="text">
      <style:text-properties style:font-name="Arial" fo:font-weight="normal" officeooo:rsid="000839f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eur de texture par région de covariances</text:p>
      <text:p text:style-name="P3">Olivier Le Meure</text:p>
      <text:p text:style-name="P8">Kévin Bannier<text:tab/><text:tab/> <text:s text:c="4"/>Nicolas Laboureur<text:tab/><text:tab/>Amaury Louarn</text:p>
      <text:p text:style-name="P7"/>
      <text:h text:style-name="Heading_20_1" text:outline-level="1">Introduction</text:h>
      <text:p text:style-name="P1"/>
      <text:p text:style-name="P2"><text:span text:style-name="T2"><text:tab/>Dans le cadre de notre formation d'ingénieur à l'ESIR (École Supérieur d'ingénieurs de Rennes), nous avons pour projet de 4</text:span><text:span text:style-name="T7">ème </text:span><text:span text:style-name="T2">année, en Imagerie Numérique, la création d'un descripteur de texture robuste pour images 2D. </text:span><text:span text:style-name="T3">Nous avons donc eu 11 séances de 4 heures pour nous atteler à cette tache, sous l'encadrement de Olivier Le Meure, professeur à l'ESIR. Nous avions à notre disposition une série de document</text:span><text:span text:style-name="T5">s</text:span><text:span text:style-name="T3"> traitant la sujet de façon</text:span><text:span text:style-name="T5">s</text:span><text:span text:style-name="T3"> différentes : </text:span><text:span text:style-name="T13">Structure-Preserving Image Smoothing via Region Covariance</text:span><text:span text:style-name="T4"> (Hacettepe University), </text:span><text:span text:style-name="T13">Transfert de couleurs et colorisation guidés par la texture</text:span><text:span text:style-name="T4"> (archives-ouvertes.fr)</text:span></text:p>
      <text:p text:style-name="P5"/>
      <text:h text:style-name="Heading_20_1" text:outline-level="1">I/ Approche</text:h>
      <text:p text:style-name="P1"><text:tab/></text:p>
      <text:p text:style-name="P6">/////////////////</text:p>
      <text:h text:style-name="P18" text:outline-level="1">II/ Démarche <text:span text:style-name="T31">(en (très (beaucoup)) bref)</text:span></text:h>
      <text:p text:style-name="P13"><text:tab/><text:span text:style-name="T10">Tout d'abord, les paramètres retenus nécessaires au descripteur sont les suivants :</text:span></text:p>
      <text:p text:style-name="P4"><text:span text:style-name="T1"><text:tab/><text:tab/></text:span><text:span text:style-name="T6">L</text:span><text:span text:style-name="T1"> : la clarté de l'image (0 = noir, 100=blanc) ;</text:span></text:p>
      <text:p text:style-name="P6"><text:span text:style-name="T8"><text:tab/><text:tab/></text:span><text:span text:style-name="T9">a</text:span><text:span text:style-name="T8"> : </text:span>représente une gamme de 600 niveaux sur un axe rouge (+299 valeur positive) → vert (-300 valeur négative) en passant par le gris (0) ;</text:p>
      <text:p text:style-name="P6"><text:span text:style-name="T8"><text:tab/><text:tab/></text:span><text:span text:style-name="T9">b</text:span><text:span text:style-name="T8"> : </text:span>représente une gamme de 600 niveaux sur un axe jaune (+299 valeur positive) → bleu (-300 valeur négative) en passant par le gris (0) ;</text:p>
      <text:p text:style-name="P6"><text:tab/><text:tab/><text:span text:style-name="T11">dx</text:span> : la dérivée première de L suivant l'axe x ; </text:p>
      <text:p text:style-name="P6"><text:tab/><text:tab/><text:span text:style-name="T11">dy</text:span> : la dérivée première de L suivant l'axe y ;</text:p>
      <text:p text:style-name="P6"><text:tab/><text:tab/><text:span text:style-name="T11">ddx</text:span> : la dérivée seconde de L suivant l'axe x ;</text:p>
      <text:p text:style-name="P6"><text:tab/><text:tab/><text:span text:style-name="T11">ddy</text:span> : la dérivée seconde de L suivant l'axe y ;</text:p>
      <text:p text:style-name="P6"><text:tab/><text:tab/><text:span text:style-name="T11">ddxy</text:span> : la dérivée seconde de L suivant les deux axes.</text:p>
      <text:p text:style-name="P6"/>
      <text:p text:style-name="P13"><text:span text:style-name="T15"><text:tab/></text:span><text:span text:style-name="T16">Pour chaque pixel d'une image, nous créons donc un vecteur </text:span><text:span text:style-name="T21">(</text:span><text:span text:style-name="T17">Z</text:span><text:span text:style-name="T18">)</text:span><text:span text:style-name="T17"> </text:span><text:span text:style-name="T19">contenant ces 8 paramètres.</text:span><text:span text:style-name="T15"> </text:span><text:span text:style-name="T20">Ces critères ont été retenu pour tenir compte de la luminance et des déformations linéaires.</text:span></text:p>
      <text:p text:style-name="P14"><text:tab/><text:span text:style-name="T14">Ensuite, nous avons créé la matrice de covariance associée à chacun des pixel selon un voisinage carré de taille variable (</text:span><text:span text:style-name="T12">r</text:span><text:span text:style-name="T14">). Cette matrice de covariance est enfin traitée selon une fonction de poids gaussienne (</text:span><text:span text:style-name="T12">Wr</text:span><text:span text:style-name="T14">) afin d'assurer une continuité du descripteur de pixel en pixel : </text:span></text:p>
      <text:p text:style-name="P12"><text:span text:style-name="T14">Wr(p,q)=exp(-||p-q||²/2</text:span><text:span text:style-name="T22">σ</text:span><text:span text:style-name="T28">²</text:span><text:span text:style-name="T29">) </text:span><text:span text:style-name="T30">avec </text:span><text:span text:style-name="T22">σ</text:span><text:span text:style-name="T23">=r/3 </text:span><text:span text:style-name="T24">pour un patch en 2r+1</text:span></text:p>
      <text:p text:style-name="P11"><text:span text:style-name="T24"><text:tab/>Ceci fait, nous avons ramené la matrice de covariance à un repère euclidien grâce à la décomposition de Cholesky, ainsi, </text:span><text:span text:style-name="T25">nous transformons la matrice triangulaire obtenue en un vecteur colonne qui sera donc la signature du pixel. Cette signature étant calculée, nous pouvons alors évaluer la distance </text:span><text:span text:style-name="T27">euclidienne</text:span><text:span text:style-name="T25"> entre deux pixels pour un</text:span><text:span text:style-name="T26">e taille de patch donnée.</text:span></text:p>
      <text:p text:style-name="P10"><text:soft-page-break/><text:span text:style-name="T26"/></text:p>
      <text:h text:style-name="P17" text:outline-level="1"><text:span text:style-name="T31">I</text:span>II/ Tests de robustesse</text:h>
      <text:p text:style-name="Text_20_body"><text:span text:style-name="T33"><text:tab/></text:span><text:span text:style-name="T35">Nos premiers tests visaient à déterminer s'il n'y avait vraiment aucun problème quant aux images à régions quasi-uniformes, car en effet, ce type de zone n'est pas géré par notre méthode. Sans surprise, les tests ont été un franc succès sur des images réelles.</text:span></text:p>
      <text:p text:style-name="Text_20_body"><text:span text:style-name="T33"/></text:p>
      <text:p text:style-name="Text_20_body"><text:span text:style-name="T33"><text:tab/></text:span><text:span text:style-name="T35">Nos tests suivants concernaient la véracité des résultats : les régions similaires doivent être à faible distance et les régions différentes doivent être à forte distance.</text:span></text:p>
      <text:p text:style-name="P15"><text:span text:style-name="T34">Les premiers tests sur ce plan étaient manuels : en cliquant sur deux pixels, on évalué si la distance calculée était visuellement correcte. Ces résultats nous ont satisfait à 90 %, c'est pourquoi nous nous sommes lancés dans des tests plus poussés : nous avons donc récupéré un algorithme de Patchmatch et l'avons adapté pour qu'il évalue une distance non plus selon un EQM, mais selon celle que nous avons créé avec notre descripteur.</text:span></text:p>
      <text:p text:style-name="P16"><text:span text:style-name="T32">(TO BE CONTINU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tic Istic</meta:initial-creator>
    <meta:creation-date>2016-03-08T17:16:55</meta:creation-date>
    <dc:date>2016-03-15T17:35:49.085080403</dc:date>
    <meta:editing-duration>PT1H10M18S</meta:editing-duration>
    <meta:editing-cycles>5</meta:editing-cycles>
    <meta:generator>LibreOffice/4.4.2.2$Linux_X86_64 LibreOffice_project/c4c7d32d0d49397cad38d62472b0bc8acff48dd6</meta:generator>
    <meta:document-statistic meta:table-count="0" meta:image-count="0" meta:object-count="0" meta:page-count="2" meta:paragraph-count="27" meta:word-count="546" meta:character-count="3283" meta:non-whitespace-character-count="2734"/>
  </office:meta>
</office:document-meta>
</file>